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322eea" officeooo:paragraph-rsid="00340e5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paragraph-rsid="0024b12d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9ddf5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36ffcc" officeooo:paragraph-rsid="0036ffcc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style:text-properties style:font-name="Liberation Sans" fo:font-size="12pt" fo:font-weight="normal" officeooo:paragraph-rsid="0029ddf5" style:font-size-asian="12pt" style:font-weight-asian="normal" style:font-size-complex="12pt" style:font-weight-complex="normal"/>
    </style:style>
    <style:style style:name="P27" style:family="paragraph" style:parent-style-name="Table_20_Contents" style:list-style-name="L1">
      <style:text-properties style:font-name="Liberation Sans" fo:font-size="12pt" fo:font-weight="normal" officeooo:rsid="00220ae6" officeooo:paragraph-rsid="0029ddf5" style:font-size-asian="12pt" style:font-weight-asian="normal" style:font-size-complex="12pt" style:font-weight-complex="normal"/>
    </style:style>
    <style:style style:name="P28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29ddf5" officeooo:paragraph-rsid="0029ddf5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Liberation Sans" fo:font-size="12pt" fo:font-weight="normal" officeooo:rsid="001756cb" officeooo:paragraph-rsid="00322eea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Liberation Sans" fo:font-size="12pt" fo:font-weight="normal" officeooo:rsid="003bb037" officeooo:paragraph-rsid="003bb037" style:font-size-asian="12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3bb037" officeooo:paragraph-rsid="003bb037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officeooo:paragraph-rsid="0024b12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357779"/>
    </style:style>
    <style:style style:name="T5" style:family="text">
      <style:text-properties fo:color="#ffffff" officeooo:rsid="003973f7"/>
    </style:style>
    <style:style style:name="T6" style:family="text">
      <style:text-properties officeooo:rsid="002ae730"/>
    </style:style>
    <style:style style:name="T7" style:family="text">
      <style:text-properties officeooo:rsid="001b67bf"/>
    </style:style>
    <style:style style:name="T8" style:family="text">
      <style:text-properties officeooo:rsid="00340e5a"/>
    </style:style>
    <style:style style:name="T9" style:family="text">
      <style:text-properties officeooo:rsid="00259b04"/>
    </style:style>
    <style:style style:name="T10" style:family="text">
      <style:text-properties officeooo:rsid="00220ae6"/>
    </style:style>
    <style:style style:name="T11" style:family="text">
      <style:text-properties officeooo:rsid="0019ad9a"/>
    </style:style>
    <style:style style:name="T12" style:family="text">
      <style:text-properties officeooo:rsid="00322eea"/>
    </style:style>
    <style:style style:name="T13" style:family="text">
      <style:text-properties officeooo:rsid="002687aa"/>
    </style:style>
    <style:style style:name="T14" style:family="text">
      <style:text-properties officeooo:rsid="0027b545"/>
    </style:style>
    <style:style style:name="T15" style:family="text">
      <style:text-properties officeooo:rsid="0031a0ff"/>
    </style:style>
    <style:style style:name="T16" style:family="text">
      <style:text-properties officeooo:rsid="0039dae0"/>
    </style:style>
    <style:style style:name="T17" style:family="text">
      <style:text-properties style:font-name="Liberation Sans" fo:font-size="12pt" fo:font-weight="normal" officeooo:rsid="0027b545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322eea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ad9a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39dae0" style:font-size-asian="12pt" style:font-weight-asian="normal" style:font-size-complex="12pt" style:font-weight-complex="normal"/>
    </style:style>
    <style:style style:name="T21" style:family="text">
      <style:text-properties officeooo:rsid="003bb0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97691674000">
          <table:table-cell table:style-name="Tabela1.A1" table:number-columns-spanned="2" office:value-type="string">
            <text:p text:style-name="P4"><text:span text:style-name="T1">Nome do caso de uso: </text:span><text:span text:style-name="T2">UC - </text:span><text:span text:style-name="T3">0</text:span><text:span text:style-name="T4">1</text:span><text:span text:style-name="T5">7</text:span></text:p>
          </table:table-cell>
          <table:covered-table-cell/>
        </table:table-row>
        <table:table-row table:style-name="TableLine94697692406784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697692442160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697692442800">
          <table:table-cell table:style-name="Tabela1.A8" office:value-type="string">
            <text:p text:style-name="P24">Descrição</text:p>
          </table:table-cell>
          <table:table-cell table:style-name="Tabela1.B8" office:value-type="string">
            <text:p text:style-name="P7">Cadastrar financeiro</text:p>
          </table:table-cell>
        </table:table-row>
        <table:table-row table:style-name="TableLine94697692443440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p text:style-name="P10"/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>Exibir os dados cadastrados <text:span text:style-name="T7">na pesquisa.</text:span></text:p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  <text:p text:style-name="P14"><text:span text:style-name="T13">DATA</text:span><text:span text:style-name="T11"> </text:span><text:span text:style-name="T12">-</text:span><text:span text:style-name="T11"> </text:span><text:span text:style-name="T13">Data</text:span></text:p>
            <text:p text:style-name="P15"><text:span text:style-name="T14">C</text:span><text:span text:style-name="T13">HECKBOX - Pago</text:span></text:p>
            <text:p text:style-name="P16"><text:span text:style-name="T11">TEXTO </text:span><text:span text:style-name="T12">-</text:span><text:span text:style-name="T11"> </text:span><text:span text:style-name="T14">Valor R$</text:span></text:p>
            <text:p text:style-name="P17"><text:span text:style-name="T11">TEXTO </text:span><text:span text:style-name="T12">-</text:span><text:span text:style-name="T11"> </text:span><text:span text:style-name="T14">Descrição</text:span></text:p>
            <text:p text:style-name="P32"><text:span text:style-name="T17">SELETOR EDITAVEL </text:span><text:span text:style-name="T18">-</text:span><text:span text:style-name="T19"> </text:span><text:span text:style-name="T20">Centro de custo</text:span></text:p>
            <text:p text:style-name="P17"><text:span text:style-name="T8">SELETOR</text:span><text:span text:style-name="T11"> </text:span><text:span text:style-name="T12">-</text:span><text:span text:style-name="T11"> </text:span><text:span text:style-name="T8">Contas (Pagar, Receber)</text:span></text:p>
            <text:p text:style-name="P29"/>
          </table:table-cell>
        </table:table-row>
        <table:table-row table:style-name="TableLine94697692446576">
          <table:table-cell table:style-name="Tabela1.A8" office:value-type="string">
            <text:p text:style-name="P18">Prioridade</text:p>
          </table:table-cell>
          <table:table-cell table:style-name="Tabela1.B8" office:value-type="string">
            <text:p text:style-name="P19">Excencial</text:p>
          </table:table-cell>
        </table:table-row>
        <table:table-row table:style-name="TableLine94697692447264">
          <table:table-cell table:style-name="Tabela1.A9" table:number-columns-spanned="2" office:value-type="string">
            <text:p text:style-name="P25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0">Fluxo principal</text:p>
          </table:table-cell>
          <table:table-cell table:style-name="Tabela1.B12" office:value-type="string">
            <text:list xml:id="list2077407840" text:style-name="L1">
              <text:list-item>
                <text:p text:style-name="P26"><text:span text:style-name="T9">Preencher</text:span><text:span text:style-name="T10"> </text:span><text:span text:style-name="T9">os dados</text:span></text:p>
              </text:list-item>
              <text:list-item>
                <text:p text:style-name="P27"><text:span text:style-name="T6">Clicar em s</text:span>alv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0">Fluxo secundário</text:p>
          </table:table-cell>
          <table:table-cell table:style-name="Tabela1.B12" office:value-type="string">
            <text:p text:style-name="P21"/>
          </table:table-cell>
        </table:table-row>
        <table:table-row table:style-name="Tabela1.11">
          <table:table-cell table:style-name="Tabela1.A12" office:value-type="string">
            <text:p text:style-name="P7">Regras</text:p>
          </table:table-cell>
          <table:table-cell table:style-name="Tabela1.B12" office:value-type="string">
            <text:p text:style-name="P22"/>
            <text:p text:style-name="P22">Preencher dados obrigatórios</text:p>
            <text:p text:style-name="P22"/>
            <text:list xml:id="list3251280884" text:style-name="L2">
              <text:list-item>
                <text:p text:style-name="P28">Data</text:p>
              </text:list-item>
              <text:list-item>
                <text:p text:style-name="P28">Valor R$</text:p>
              </text:list-item>
              <text:list-item>
                <text:p text:style-name="P31">Centro de custo</text:p>
              </text:list-item>
            </text:list>
            <text:p text:style-name="P22"/>
          </table:table-cell>
        </table:table-row>
        <table:table-row table:style-name="TableLine94697692280928">
          <table:table-cell table:style-name="Tabela1.A13" office:value-type="string">
            <text:p text:style-name="P23">Revisão</text:p>
          </table:table-cell>
          <table:table-cell table:style-name="Tabela1.B13" office:value-type="string">
            <text:p text:style-name="P1"><text:span text:style-name="T21">22</text:span>/09/2022</text:p>
          </table:table-cell>
        </table:table-row>
        <table:table-row table:style-name="TableLine94697692282528">
          <table:table-cell table:style-name="Tabela1.A14" office:value-type="string">
            <text:p text:style-name="P20">Versão</text:p>
          </table:table-cell>
          <table:table-cell table:style-name="Tabela1.B14" office:value-type="string">
            <text:p text:style-name="P30">3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23M30S</meta:editing-duration>
    <meta:editing-cycles>42</meta:editing-cycles>
    <meta:generator>LibreOffice/6.4.7.2$Linux_X86_64 LibreOffice_project/40$Build-2</meta:generator>
    <dc:date>2022-09-22T16:35:04.686348031</dc:date>
    <meta:document-statistic meta:table-count="1" meta:image-count="0" meta:object-count="0" meta:page-count="1" meta:paragraph-count="32" meta:word-count="83" meta:character-count="495" meta:non-whitespace-character-count="449"/>
  </office:meta>
</office:document-meta>
</file>